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viPrakash" svg:font-family="RaviPrakash" style:font-pitch="variable"/>
  </office:font-face-decls>
  <office:automatic-styles>
    <style:style style:name="P1" style:family="paragraph" style:parent-style-name="Heading_20_1">
      <style:text-properties style:font-name="Liberation Sans"/>
    </style:style>
    <style:style style:name="P2" style:family="paragraph" style:parent-style-name="Heading_20_1" style:list-style-name="">
      <style:text-properties style:font-name="Liberation Sans"/>
    </style:style>
    <style:style style:name="P3" style:family="paragraph" style:parent-style-name="Heading_20_1">
      <style:paragraph-properties fo:break-before="page"/>
      <style:text-properties style:font-name="Liberation Sans"/>
    </style:style>
    <style:style style:name="P4" style:family="paragraph" style:parent-style-name="Heading_20_2">
      <style:text-properties style:font-name="Liberation Sans"/>
    </style:style>
    <style:style style:name="P5" style:family="paragraph" style:parent-style-name="Heading_20_2" style:list-style-name="">
      <style:text-properties style:font-name="Liberation Sans"/>
    </style:style>
    <style:style style:name="P6" style:family="paragraph" style:parent-style-name="Heading_20_2">
      <style:paragraph-properties fo:break-before="page"/>
      <style:text-properties style:font-name="Liberation Sans"/>
    </style:style>
    <style:style style:name="P7" style:family="paragraph" style:parent-style-name="Standard">
      <style:text-properties style:font-name="Liberation Sans"/>
    </style:style>
    <style:style style:name="P8" style:family="paragraph" style:parent-style-name="Standard">
      <style:text-properties style:font-name="Liberation Sans" officeooo:paragraph-rsid="00145be6"/>
    </style:style>
    <style:style style:name="P9" style:family="paragraph" style:parent-style-name="Text_20_body">
      <style:paragraph-properties fo:text-align="justify" style:justify-single-word="false"/>
      <style:text-properties style:font-name="Liberation Sans"/>
    </style:style>
    <style:style style:name="P10" style:family="paragraph" style:parent-style-name="Title">
      <style:text-properties style:font-name="Liberation Sans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0">1. Wprowadzenie</text:p>
      <text:p text:style-name="P9">Celem referatu było zapoznanie się z darmowymi skryptami JavaScript dostępnymi w sieci, ich integracja z własną stroną WWW oraz wprowadzenie drobnych usprawnień. Zadanie obejmowało sześć kategorii skryptów:</text:p>
      <text:p text:style-name="P7"/>
      <text:p text:style-name="P7">- <text:span text:style-name="T1">Zegar cyfrowy</text:span></text:p>
      <text:p text:style-name="P7"/>
      <text:p text:style-name="P7">- <text:span text:style-name="T1">Kalendarz miesięczn</text:span>y</text:p>
      <text:p text:style-name="P7"/>
      <text:p text:style-name="P7">- <text:span text:style-name="T1">Kalkulator</text:span></text:p>
      <text:p text:style-name="P7"/>
      <text:p text:style-name="P7">- <text:span text:style-name="T1">Licznik odwiedzi</text:span>n</text:p>
      <text:p text:style-name="P7"/>
      <text:p text:style-name="P7">- <text:span text:style-name="T1">Połączenie funkcjonalności (zegar + kalendarz)</text:span></text:p>
      <text:p text:style-name="P7"/>
      <text:p text:style-name="P7">- <text:span text:style-name="T1">Prosta gra zgadywania liczby</text:span></text:p>
      <text:p text:style-name="P7"/>
      <text:h text:style-name="P1" text:outline-level="1">2. Poszukiwanie skryptów</text:h>
      <text:p text:style-name="P7">Wyszukiwania prowadzono w serwisach:</text:p>
      <text:p text:style-name="P7"/>
      <text:p text:style-name="P7"><text:span text:style-name="T1">W3Schools</text:span> – rozbudowane samouczki i “Try it yourself” z aktywnym kodem</text:p>
      <text:p text:style-name="P7"/>
      <text:p text:style-name="P7"><text:span text:style-name="T1">CodePen</text:span> – gotowe dema użytkowników, łatwe do forka i modyfikacji</text:p>
      <text:p text:style-name="P7"/>
      <text:p text:style-name="P7"><text:span text:style-name="T1">Tutorialspoint i GeeksforGeeks</text:span> – poradniki z kompletnym kodem i objaśnieniami</text:p>
      <text:p text:style-name="P7"/>
      <text:p text:style-name="P7"><text:span text:style-name="T1">w3resource</text:span> – przykłady z localStorage do licznika odwiedzin</text:p>
      <text:p text:style-name="P7"/>
      <text:p text:style-name="P7"><text:span text:style-name="T1">GitHub Gist</text:span> – szybkie skrypty do połączeń różnych funkcji</text:p>
      <text:p text:style-name="P7"/>
      <text:h text:style-name="P2" text:outline-level="1"/>
      <text:h text:style-name="P3" text:outline-level="1">3. Opis znalezionych i przetestowanych skryptów</text:h>
      <text:h text:style-name="P4" text:outline-level="2">3.1 Zegar cyfrowy</text:h>
      <text:p text:style-name="P7">Źródło: W3Schools – “Try it Yourself: Clock”</text:p>
      <text:p text:style-name="P7"><text:s text:c="4"/>• <text:span text:style-name="T1">Link do kodu i podglądu:</text:span> https://www.w3schools.com/js/tryit.asp?filename=tryjs_timing_clock </text:p>
      <text:p text:style-name="P7"/>
      <text:p text:style-name="P7"><text:s text:c="4"/>• <text:span text:style-name="T1">Fragment kodu:</text:span></text:p>
      <text:p text:style-name="P7"><text:span text:style-name="T1"/></text:p>
      <text:p text:style-name="P7"><text:s text:c="6"/>html</text:p>
      <text:p text:style-name="P7"><text:s text:c="6"/>KopiujEdytuj</text:p>
      <text:p text:style-name="P7"><text:s text:c="6"/>&lt;div id="clock"&gt;&lt;/div&gt;</text:p>
      <text:p text:style-name="P7"><text:s text:c="6"/>&lt;script&gt;</text:p>
      <text:p text:style-name="P7"><text:s text:c="8"/>function updateClock() {</text:p>
      <text:p text:style-name="P7"><text:s text:c="10"/>const now = new Date();</text:p>
      <text:p text:style-name="P7"><text:s text:c="10"/>document.getElementById('clock').innerHTML =</text:p>
      <text:p text:style-name="P7"><text:s text:c="12"/>now.getHours().toString().padStart(2,'0') + ":" +</text:p>
      <text:p text:style-name="P7"><text:s text:c="12"/>now.getMinutes().toString().padStart(2,'0') + ":" +</text:p>
      <text:p text:style-name="P7"><text:s text:c="12"/>now.getSeconds().toString().padStart(2,'0');</text:p>
      <text:p text:style-name="P7"><text:s text:c="8"/>}</text:p>
      <text:p text:style-name="P7"><text:s text:c="8"/>setInterval(updateClock, 1000);</text:p>
      <text:p text:style-name="P7"><text:s text:c="6"/>&lt;/script&gt;</text:p>
      <text:p text:style-name="P7"/>
      <text:p text:style-name="P7"><text:s text:c="4"/><text:span text:style-name="T1">• Modyfikacja:</text:span> dodano padStart(2,'0') dla dwucyfrowego formatu czasu </text:p>
      <text:h text:style-name="P4" text:outline-level="2">3.2 Kalendarz miesięczny</text:h>
      <text:p text:style-name="P7">Źródło: CodePen – prosty kalendarz generowany w JS</text:p>
      <text:p text:style-name="P7"><text:s text:c="4"/>• Li<text:span text:style-name="T1">nk do demo i kodu:</text:span> https://codepen.io/nikitahl/pen/wGQLey </text:p>
      <text:p text:style-name="P7"/>
      <text:p text:style-name="P7"><text:s text:c="3"/><text:span text:style-name="T1"><text:s/>• Fragment kodu:</text:span></text:p>
      <text:p text:style-name="P7"/>
      <text:p text:style-name="P7"><text:s text:c="6"/>html</text:p>
      <text:p text:style-name="P7"><text:s text:c="6"/>KopiujEdytuj</text:p>
      <text:p text:style-name="P7"><text:s text:c="6"/>&lt;div id="calendar"&gt;&lt;/div&gt;</text:p>
      <text:p text:style-name="P7"><text:s text:c="6"/>&lt;script&gt;</text:p>
      <text:p text:style-name="P7"><text:s text:c="8"/>const date = new Date();</text:p>
      <text:p text:style-name="P7"><text:s text:c="8"/>document.getElementById('calendar').innerHTML =</text:p>
      <text:p text:style-name="P7"><text:s text:c="10"/>date.toLocaleDateString('pl-PL', { weekday:'long', year:'numeric', month:'long', day:'numeric' });</text:p>
      <text:p text:style-name="P7"><text:s text:c="6"/>&lt;/script&gt;</text:p>
      <text:p text:style-name="P7"/>
      <text:p text:style-name="P7"><text:s text:c="4"/>• <text:span text:style-name="T1">Modyfikacja:</text:span> zmieniono format daty na polski za pomocą toLocaleDateString('pl-PL') </text:p>
      <text:h text:style-name="P5" text:outline-level="2"/>
      <text:h text:style-name="P6" text:outline-level="2">3.3 Kalkulator</text:h>
      <text:p text:style-name="P7">Źródło 1: Tutorialspoint – “Real Time Calculator”</text:p>
      <text:p text:style-name="P7"><text:s text:c="4"/>• Artykuł z kompletnym kodem: https://www.tutorialspoint.com/real-time-calculator-using-html-css-and-javascript </text:p>
      <text:p text:style-name="P7">Źródło 2: GeeksforGeeks – HTML/JS Calculator</text:p>
      <text:p text:style-name="P7"><text:s text:c="4"/>• Poradnik: https://www.geeksforgeeks.org/html-calculator/ </text:p>
      <text:p text:style-name="P7"><text:s text:c="4"/>• Fragment kodu:</text:p>
      <text:p text:style-name="P7"><text:s text:c="6"/>html</text:p>
      <text:p text:style-name="P7"><text:s text:c="6"/>KopiujEdytuj</text:p>
      <text:p text:style-name="P7"><text:s text:c="6"/>&lt;input type="text" id="display"&gt;</text:p>
      <text:p text:style-name="P7"><text:s text:c="6"/>&lt;button onclick="appendToDisplay('1')"&gt;1&lt;/button&gt;</text:p>
      <text:p text:style-name="P7"><text:s text:c="6"/>&lt;!-- … inne przyciski … --&gt;</text:p>
      <text:p text:style-name="P7"><text:s text:c="6"/>&lt;button onclick="calculate()"&gt;=&lt;/button&gt;</text:p>
      <text:p text:style-name="P7"><text:s text:c="6"/>&lt;script&gt;</text:p>
      <text:p text:style-name="P7"><text:s text:c="8"/>function appendToDisplay(v){ display.value += v; }</text:p>
      <text:p text:style-name="P7"><text:s text:c="8"/>function calculate(){ display.value = eval(display.value); }</text:p>
      <text:p text:style-name="P7"><text:s text:c="6"/>&lt;/script&gt;</text:p>
      <text:p text:style-name="P7"><text:s text:c="4"/>• Modyfikacja: dodano przycisk “C” do czyszczenia pola display.</text:p>
      <text:h text:style-name="P4" text:outline-level="2">3.4 Licznik odwiedzin</text:h>
      <text:p text:style-name="P7">Źródło 1: w3resource – przykład z localStorage</text:p>
      <text:p text:style-name="P7"><text:s text:c="4"/>• Skrypt: https://www.w3resource.com/javascript-exercises/event/javascript-event-handling-exercise-16.php </text:p>
      <text:p text:style-name="P7">Źródło 2: CodePen – prosty counter z localStorage</text:p>
      <text:p text:style-name="P7"><text:s text:c="4"/>• Demo: https://codepen.io/josdea/pen/qakgyJ </text:p>
      <text:p text:style-name="P7"><text:s text:c="4"/>• Fragment kodu:</text:p>
      <text:p text:style-name="P7"><text:s text:c="6"/>html</text:p>
      <text:p text:style-name="P7"><text:s text:c="6"/>KopiujEdytuj</text:p>
      <text:p text:style-name="P7"><text:s text:c="6"/>&lt;div id="visits"&gt;&lt;/div&gt;</text:p>
      <text:p text:style-name="P7"><text:s text:c="6"/>&lt;script&gt;</text:p>
      <text:p text:style-name="P7"><text:s text:c="8"/>let v = +localStorage.getItem('visits') || 0;</text:p>
      <text:p text:style-name="P7"><text:s text:c="8"/>localStorage.setItem('visits', ++v);</text:p>
      <text:p text:style-name="P7"><text:s text:c="8"/>document.getElementById('visits').textContent =</text:p>
      <text:p text:style-name="P7"><text:s text:c="10"/>'Liczba odwiedzin: ' + v;</text:p>
      <text:p text:style-name="P7"><text:s text:c="6"/>&lt;/script&gt;</text:p>
      <text:p text:style-name="P7"><text:s text:c="4"/>• Modyfikacja: dodano przycisk “Reset”, który czyści wartość localStorage.</text:p>
      <text:h text:style-name="P4" text:outline-level="2">3.5 Połączenie zegara i kalendarza</text:h>
      <text:p text:style-name="P7">Źródło: GitHub Gist – prosty widget czasu i daty</text:p>
      <text:p text:style-name="P7"><text:s text:c="4"/>• Kod: https://gist.github.com/harunpehlivan/f6ba463d40f115b0cf0d41f7c151b72c </text:p>
      <text:p text:style-name="P7"><text:s text:c="4"/>• Fragment kodu:</text:p>
      <text:p text:style-name="P7"><text:s text:c="6"/>html</text:p>
      <text:p text:style-name="P7"><text:s text:c="6"/>KopiujEdytuj</text:p>
      <text:p text:style-name="P7"><text:s text:c="6"/>&lt;div id="datetime"&gt;&lt;/div&gt;</text:p>
      <text:p text:style-name="P7"><text:s text:c="6"/>&lt;script&gt;</text:p>
      <text:p text:style-name="P7"><text:s text:c="8"/>function update() {</text:p>
      <text:p text:style-name="P7"><text:s text:c="10"/>const now = new Date();</text:p>
      <text:p text:style-name="P7"><text:s text:c="10"/>document.getElementById('datetime').innerHTML =</text:p>
      <text:p text:style-name="P7"><text:s text:c="12"/>now.toLocaleDateString('pl-PL') + ' ' +</text:p>
      <text:p text:style-name="P7"><text:s text:c="12"/>now.toLocaleTimeString('pl-PL');</text:p>
      <text:p text:style-name="P7"><text:soft-page-break/><text:s text:c="8"/>}</text:p>
      <text:p text:style-name="P7"><text:s text:c="8"/>setInterval(update, 1000);</text:p>
      <text:p text:style-name="P7"><text:s text:c="6"/>&lt;/script&gt;</text:p>
      <text:p text:style-name="P7"><text:s text:c="4"/>• Modyfikacja: zmieniono format wyświetlania na pl-PL i dodano obramowanie CSS. </text:p>
      <text:h text:style-name="P4" text:outline-level="2">3.6 Prosta gra: zgadywanie liczby</text:h>
      <text:p text:style-name="P7">Źródło: GeeksforGeeks – Number Guessing Game</text:p>
      <text:p text:style-name="P7"><text:s text:c="4"/>• Poradnik: https://www.geeksforgeeks.org/number-guessing-game-using-javascript/ </text:p>
      <text:p text:style-name="P7"><text:s text:c="4"/>• Fragment kodu:</text:p>
      <text:p text:style-name="P7"><text:s text:c="6"/>html</text:p>
      <text:p text:style-name="P7"><text:s text:c="6"/>KopiujEdytuj</text:p>
      <text:p text:style-name="P7"><text:s text:c="6"/>&lt;script&gt;</text:p>
      <text:p text:style-name="P7"><text:s text:c="8"/>const num = Math.floor(Math.random()*10)+1;</text:p>
      <text:p text:style-name="P7"><text:s text:c="8"/>let attempts = 3;</text:p>
      <text:p text:style-name="P7"><text:s text:c="8"/>while(attempts--){</text:p>
      <text:p text:style-name="P7"><text:s text:c="10"/>const guess = prompt('Zgadnij liczbę (1–10). Pozostało prób: '+attempts);</text:p>
      <text:p text:style-name="P7"><text:s text:c="10"/>if(+guess===num){ alert('Brawo!'); break; }</text:p>
      <text:p text:style-name="P7"><text:s text:c="8"/>}</text:p>
      <text:p text:style-name="P7"><text:s text:c="8"/>if(attempts&lt;0) alert('Koniec gry, liczba to: '+num);</text:p>
      <text:p text:style-name="P7"><text:s text:c="6"/>&lt;/script&gt;</text:p>
      <text:p text:style-name="P7"><text:s text:c="4"/>• Modyfikacja: zwiększono liczbę prób do 5 i dodano komunikat o błędnym wpisie. </text:p>
      <text:p text:style-name="P7"/>
      <text:h text:style-name="P1" text:outline-level="1">4. Integracja na stronie WWW</text:h>
      <text:p text:style-name="P7">Wszystkie skrypty umieszczono wewnątrz plików HTML w sekcji &lt;body&gt; (zegar i kalendarz w oddzielnych &lt;div&gt;), a dodatkowe style dopisano w &lt;head&gt;. Testowanie przeprowadzono w przeglądarkach Chrome i Firefox, zwracając uwagę na responsywność i formatowanie.</text:p>
      <text:p text:style-name="P7"/>
      <text:h text:style-name="P1" text:outline-level="1">5. Wnioski</text:h>
      <text:p text:style-name="P7"><text:s text:c="4"/>1. Dostępność – darmowe skrypty JS można łatwo znaleźć w serwisach edukacyjnych i repozytoriach społeczności.</text:p>
      <text:p text:style-name="P7"><text:s text:c="4"/>2. Integracja – wymaga jedynie podstawowej znajomości HTML/CSS, a umieszczanie w kodzie jest trywialne.</text:p>
      <text:p text:style-name="P7"><text:s text:c="4"/>3. Modyfikacje – proste zmiany formatu, stylu czy logiki nie wymagają zaawansowanego JS.</text:p>
      <text:p text:style-name="P8">4. Edukacja – analizując gotowe przykłady, można szybko poznać dobre praktyki i API przeglądarki.</text:p>
      <text:p text:style-name="P8"/>
      <text:p text:style-name="P8"/>
      <text:h text:style-name="P1" text:outline-level="1">Streszczenie</text:h>
      <text:p text:style-name="P8">W niniejszym referacie przedstawiono proces wyszukiwania, testowania i modyfikowania sześciu rodzajów gotowych skryptów JavaScript: zegara cyfrowego, kalendarza, kalkulatora, licznika odwiedzin, połączenia zegara z kalendarzem oraz prostej gry zgadywania liczby. Wszystkie skrypty pochodzą z darmowych źródeł online (W3Schools, CodePen, Tutorialspoint, GeeksforGeeks, w3resource, GitHub Gist) i zostały zweryfikowane w praktyce na wcześniej przygotowanej stronie WWW. W ramach pracy <text:soft-page-break/>opisano fragmenty kodu, dokonane modyfikacje oraz sposób integracji z HTML, co pozwoli każdemu na samodzielne przeprowadzenie analogicznych doświadczeń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viPrakash" svg:font-family="RaviPrakash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1:24:06.492730950</meta:creation-date>
    <dc:date>2025-04-28T11:33:14.600222196</dc:date>
    <meta:editing-duration>PT9M8S</meta:editing-duration>
    <meta:editing-cycles>1</meta:editing-cycles>
    <meta:document-statistic meta:table-count="0" meta:image-count="0" meta:object-count="0" meta:page-count="5" meta:paragraph-count="122" meta:word-count="618" meta:character-count="5980" meta:non-whitespace-character-count="4890"/>
    <meta:generator>LibreOffice/7.3.7.2$Linux_X86_64 LibreOffice_project/30$Build-2</meta:generator>
  </office:meta>
</office:document-meta>
</file>